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Standard">
      <style:text-properties officeooo:rsid="0005cb5b" officeooo:paragraph-rsid="0005cb5b"/>
    </style:style>
    <style:style style:name="P3" style:family="paragraph" style:parent-style-name="Standard">
      <style:text-properties officeooo:rsid="0011167f" officeooo:paragraph-rsid="0011167f"/>
    </style:style>
    <style:style style:name="P4" style:family="paragraph" style:parent-style-name="Standard">
      <style:text-properties officeooo:rsid="00111e64" officeooo:paragraph-rsid="00111e64"/>
    </style:style>
    <style:style style:name="P5" style:family="paragraph" style:parent-style-name="Standard">
      <style:text-properties officeooo:rsid="00111e64" officeooo:paragraph-rsid="0011517a"/>
    </style:style>
    <style:style style:name="P6" style:family="paragraph" style:parent-style-name="Standard">
      <style:text-properties officeooo:rsid="0011517a" officeooo:paragraph-rsid="0011517a"/>
    </style:style>
    <style:style style:name="P7" style:family="paragraph" style:parent-style-name="Standard">
      <style:text-properties officeooo:rsid="0011a52f" officeooo:paragraph-rsid="0011a52f"/>
    </style:style>
    <style:style style:name="P8" style:family="paragraph" style:parent-style-name="Standard">
      <style:text-properties officeooo:rsid="001304e1" officeooo:paragraph-rsid="001304e1"/>
    </style:style>
    <style:style style:name="T1" style:family="text">
      <style:text-properties officeooo:rsid="001d764d"/>
    </style:style>
    <style:style style:name="T2" style:family="text">
      <style:text-properties officeooo:rsid="00046ae1"/>
    </style:style>
    <style:style style:name="T3" style:family="text">
      <style:text-properties officeooo:rsid="0011167f"/>
    </style:style>
    <style:style style:name="T4" style:family="text">
      <style:text-properties officeooo:rsid="0011517a"/>
    </style:style>
    <style:style style:name="T5" style:family="text">
      <style:text-properties officeooo:rsid="0011a52f"/>
    </style:style>
    <style:style style:name="T6" style:family="text">
      <style:text-properties officeooo:rsid="001304e1"/>
    </style:style>
    <style:style style:name="T7" style:family="text">
      <style:text-properties officeooo:rsid="0013103f"/>
    </style:style>
    <style:style style:name="T8" style:family="text">
      <style:text-properties officeooo:rsid="0014db25"/>
    </style:style>
    <style:style style:name="T9" style:family="text">
      <style:text-properties officeooo:rsid="001531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3">3</text:span> <text:span text:style-name="T1">Lab</text:span></text:p>
      <text:p text:style-name="P1">Peter Atkinson - 2555678</text:p>
      <text:p text:style-name="P1">Antoni Stevenet – <text:span text:style-name="T2">2557398</text:span></text:p>
      <text:p text:style-name="P1"/>
      <text:p text:style-name="P2">1. <text:span text:style-name="T3">In terminal: host </text:span><text:a xlink:type="simple" xlink:href="http://www.few.vu.nl/" text:style-name="Internet_20_link" text:visited-style-name="Visited_20_Internet_20_Link"><text:span text:style-name="T3">www.few.vu.nl</text:span></text:a><text:span text:style-name="T3"> &amp;&amp; host </text:span><text:a xlink:type="simple" xlink:href="http://www.cs.vu.nl/" text:style-name="Internet_20_link" text:visited-style-name="Visited_20_Internet_20_Link"><text:span text:style-name="T3">www.cs.vu.nl</text:span></text:a><text:span text:style-name="T3">. They're the same ip address</text:span></text:p>
      <text:p text:style-name="P2"/>
      <text:p text:style-name="P3">2. IPv6 has a 128 bit address (instead of IPv4's 32-bit length). The move to IPv6 is necessary because we're running out of IPv4 addresses. IPv6 has 2^128 possible addresses (~3.4x10^38) whereas IPv4 only has 2^32 (~4.3 billion). Unlike IPv4, which represents addresses as four groups of decimal (base-10) digits separated by dots (123.234.12.4, for example), IPv6 represents its addresses as eight groups of four-digit hexadecimal numbers (abba:ba5e:ba11:dead:beef:cafe:ba11:ad52, for example).</text:p>
      <text:p text:style-name="P4"/>
      <text:p text:style-name="P4">3. Stichting Internet Domeinregistratie Nederland - <text:a xlink:type="simple" xlink:href="https://www.sidn.nl/" text:style-name="Internet_20_link" text:visited-style-name="Visited_20_Internet_20_Link">https://www.sidn.nl</text:a></text:p>
      <text:p text:style-name="P4">SIDN acts as the registry for the .nl TLD. They also perform this service for other TLDs such as Aruba's .aw. They also provide registry services, domain name surveillance, trust framework management.</text:p>
      <text:p text:style-name="P4"/>
      <text:p text:style-name="P5">4.</text:p>
      <text:p text:style-name="P5"><text:span text:style-name="T4"><text:tab/>1. Idemptotent, in the context of the HTTP GET method, means that the method's result will have the same outcome every time. This only applies to the result; the resource itself could be modified (updated timestamp, for example).</text:span></text:p>
      <text:p text:style-name="P5"><text:span text:style-name="T4"><text:tab/>2. Since idempotent requests do not change the result of a webpage request, HTTP proxies can just store and serve static content for idempotent requests.</text:span></text:p>
      <text:p text:style-name="P6"><text:tab/>3. <text:span text:style-name="T7">Visitor counters negate idempotence by changing the page's counter with each request</text:span></text:p>
      <text:p text:style-name="P6"><text:tab/>4. <text:span text:style-name="T7">Proxies will cache the page with it's current count and serve it to clients. The server's counter won't get updated for each page view and the clients won't see an accurate number (or even a consistent one if different clients are accessing the page through different proxies/directly)</text:span></text:p>
      <text:p text:style-name="P6"/>
      <text:p text:style-name="P6">5. A 303 status code means “See Other”. Source: <text:a xlink:type="simple" xlink:href="http://tools.ietf.org/html/rfc2616#section-10.3.4" text:style-name="Internet_20_link" text:visited-style-name="Visited_20_Internet_20_Link">http://tools.ietf.org/html/rfc2616#section-10.3.4</text:a>. This is considered an authoritative source because the IEFT (Internet Engineering Task Force) develops and promotoes internet standardsm like HTTP status codes. IANA (Internet Assigned Numbers Authority) is also an authoritative source in this context because they maintain the official registry of HTTP status codes.</text:p>
      <text:p text:style-name="P6"/>
      <text:p text:style-name="P6">6. <text:span text:style-name="T5">MIME (Multipurpose Internet Mail Extensions) types are used to tell other applications the type of data they're receiving. There are many MIME types of text registered with the IANA. The source I used (which includes a full list of the types) can be found here: <text:s/></text:span><text:a xlink:type="simple" xlink:href="http://www.iana.org/assignments/media-types/media-types.xhtml#text" text:style-name="Internet_20_link" text:visited-style-name="Visited_20_Internet_20_Link">http://www.iana.org/assignments/media-types/media-types.xhtml#text</text:a>.</text:p>
      <text:p text:style-name="P6"/>
      <text:p text:style-name="P7">7. <text:span text:style-name="T6">ISO/IEC 8859-15 and UTF-8 refer to character encoding standards. UTF-8 is a <text:s/>variable-width encoding that uses 8-bit code units. It is backward-compatible with ASCII and can encode any Unicode character. This makes UTF-8-encoded text sometimes larger than necessary. ISO/IEC-8859-15 is a single-byte character encoding. This keeps encoded text size down to a minimum when working in certain languages. It includes the euro and other characters necessary for certain languages which replace characters that weren't commonly used in ISO/IEC 8859-1.</text:span></text:p>
      <text:p text:style-name="P7"/>
      <text:p text:style-name="P8">8. A stateless protocol is one where each information exchange is treated independently, meaning that servers do not need to keep records of session information.</text:p>
      <text:p text:style-name="P8">Pro:</text:p>
      <text:p text:style-name="P8"><text:soft-page-break/>Makes server design easier (no need to keep track of session states)</text:p>
      <text:p text:style-name="P8">Con:</text:p>
      <text:p text:style-name="P8">Requires session information to be sent and interpreted every request.</text:p>
      <text:p text:style-name="P8"/>
      <text:p text:style-name="P8">9. <text:span text:style-name="T9">Cookies allow the server to maintain a user's session since HTTP does not do that by itself. Without cookies the server would have to maintain a user's session another way. If it's done without cookies in PHP, for example, the session will end if a user closes his browser, which means that he or she would have to start over if they closed it accidentally. This is likely to reduce sales. </text:span></text:p>
      <text:p text:style-name="P8"/>
      <text:p text:style-name="P8">10. <text:span text:style-name="T9">Some websites force you to agree with their use of cookies in order to comply with EU law. This law was adopted to make users more aware of how their browsing information is collected and used. This has lead to the development of opt-out options to use when users sense that their privacy is being violated. <text:s/>To uninformed users, this may seem intimidating and may cause them to turn away from sites which follow this policy and go to other sites where the issue isn't present. The establishment of an acceptable privacy standards body would improve this situation.</text:span></text:p>
      <text:p text:style-name="P8"/>
      <text:p text:style-name="P8">11.</text:p>
      <text:p text:style-name="P8"/>
      <text:p text:style-name="P8">12. <text:span text:style-name="T8">RSS (Rich Site Summary) is used to publish frequently updated content. It eliminates the need for users to manually check for updates on a particular site. Instead, a user's feed reader will periodically check for updates to the RSS feed of sites that it's subscribed to and inform the user when there is next content. I wouldn't use this feature. I have used it before and it became a hassle to manage feeds as interests developed and waned. It's much easier overall to seek out the information you need at a given moment and leave it at that.</text:span></text:p>
      <text:p text:style-name="P8"/>
      <text:p text:style-name="P8">Bonus 1:</text:p>
      <text:p text:style-name="P8"/>
      <text:p text:style-name="P8">Bonus 2:</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T3H55M35S</meta:editing-duration>
    <meta:editing-cycles>7</meta:editing-cycles>
    <meta:generator>LibreOffice/4.3.5.2$MacOSX_X86_64 LibreOffice_project/3a87456aaa6a95c63eea1c1b3201acedf0751bd5</meta:generator>
    <dc:date>2015-01-13T15:02:57.568306000</dc:date>
    <meta:document-statistic meta:table-count="0" meta:image-count="0" meta:object-count="0" meta:page-count="2" meta:paragraph-count="26" meta:word-count="763" meta:character-count="4806" meta:non-whitespace-character-count="4060"/>
  </office:meta>
</office:document-meta>
</file>